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3333in" fo:margin-left="4.6201in" table:align="left" style:shadow="none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1.199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33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 Condensed" fo:font-size="20pt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 Condensed" fo:font-size="20pt" style:font-size-asian="20pt" style:font-size-complex="20pt"/>
    </style:style>
    <style:style style:name="P3" style:family="paragraph" style:parent-style-name="Standard" style:list-style-name="">
      <style:paragraph-properties fo:text-align="center" style:justify-single-word="false"/>
      <style:text-properties style:font-name="Ubuntu Condensed" fo:font-size="20pt" style:font-size-asian="17.5pt" style:font-size-complex="20pt"/>
    </style:style>
    <style:style style:name="P4" style:family="paragraph" style:parent-style-name="Standard" style:list-style-name="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5" style:family="paragraph" style:parent-style-name="Standard" style:list-style-name="L1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 fo:break-before="page"/>
      <style:text-properties style:font-name="Ubuntu Condensed" fo:font-size="20pt" style:font-size-asian="20pt" style:font-size-complex="20pt"/>
    </style:style>
    <style:style style:name="P7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style:font-name="DejaVu Sans Mono" fo:font-size="10pt" style:font-size-asian="10pt" style:font-size-complex="10pt"/>
    </style:style>
    <style:style style:name="P8" style:family="paragraph" style:parent-style-name="Текст" style:list-style-name="L1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9" style:family="paragraph" style:parent-style-name="Текст" style:list-style-name="L1">
      <style:paragraph-properties fo:text-align="start" style:justify-single-word="false" fo:break-before="page"/>
      <style:text-properties style:font-name="DejaVu Sans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Ubuntu Condensed" fo:font-size="15pt" style:font-size-asian="15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style:font-name="Ubuntu Condensed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style:font-name="Ubuntu Condensed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2pt" style:font-size-asian="12pt" style:font-size-complex="12pt"/>
    </style:style>
    <style:style style:name="T1" style:family="text">
      <style:text-properties style:use-window-font-color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анкт-Петербургский государственный электротехнический университет “ЛЭТИ” им. В.И.Ульянова (Ленина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Лабораторная работа № 2</text:p>
      <text:p text:style-name="P3">Исследование асинхронного обмена с внешними устройствами.</text:p>
      <text:p text:style-name="P3">Внешние прерывания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Выполнили:</text:p>
          </table:table-cell>
          <table:table-cell table:style-name="Table1.A1" office:value-type="string">
            <text:p text:style-name="P11">Макаров С.</text:p>
            <text:p text:style-name="P11">Ободеев К.</text:p>
            <text:p text:style-name="P13">группа 0851</text:p>
          </table:table-cell>
        </table:table-row>
        <table:table-row>
          <table:table-cell table:style-name="Table1.A1" office:value-type="string">
            <text:p text:style-name="P10">Принял:</text:p>
          </table:table-cell>
          <table:table-cell table:style-name="Table1.A1" office:value-type="string">
            <text:p text:style-name="P11">Мурсаев А.Х.</text:p>
          </table:table-cell>
        </table:table-row>
      </table:table>
      <text:list xml:id="list1942624057" text:style-name="L1">
        <text:list-header>
          <text:p text:style-name="P5"/>
          <text:p text:style-name="P5"/>
          <text:p text:style-name="P5"/>
          <text:p text:style-name="P5"/>
          <text:p text:style-name="P5">Санкт-Петербург, 2013 г.</text:p>
        </text:list-header>
        <text:list-item>
          <text:p text:style-name="P2"><text:soft-page-break/>Описание задания</text:p>
        </text:list-item>
      </text:list>
      <text:p text:style-name="P1"/>
      <text:list xml:id="list785243717" text:continue-numbering="true" text:style-name="L1">
        <text:list-header>
          <text:p text:style-name="P8">Разрабатываемая программа должна содержать главную программу, выполняемую при отсутствии запросов на прерывание, и программу обслуживания внешних прерываний.</text:p>
          <text:p text:style-name="P8">В начале выдается код "все единицы"; при каждом следующем обращении разряды 3 и 6 меняются на <text:s/>противоположные, <text:s/>остальные разряды сохраняются.</text:p>
          <text:p text:style-name="P8"/>
        </text:list-header>
        <text:list-item>
          <text:p text:style-name="P2">Алгоритм</text:p>
        </text:list-item>
      </text:list>
      <text:p text:style-name="P1"/>
      <text:list xml:id="list1562681102" text:continue-numbering="true" text:style-name="L1">
        <text:list-header>
          <text:p text:style-name="P8">Если старший бит считанного из порта ввода значения равен единице, запускается основная программа.</text:p>
          <text:p text:style-name="P8">При этом на порт P3 с некоторой периодичностью поступают значения, отличные от единицы, в результате чего запускается программа обработки прерывания, по завершении которой происходит возврат к состоянию системы до прерывания.</text:p>
          <text:p text:style-name="P9"/>
        </text:list-header>
        <text:list-item>
          <text:p text:style-name="P2">Блок-схема алгоритма</text:p>
          <text:p text:style-name="P2"/>
          <text:p text:style-name="P2"/>
          <text:p text:style-name="P6"/>
        </text:list-item>
        <text:list-item>
          <text:p text:style-name="P2">Код программы</text:p>
          <text:p text:style-name="P2"/>
        </text:list-item>
      </text:list>
      <text:p text:style-name="P7"/>
      <text:p text:style-name="P7"><text:s text:c="2"/><text:tab/><text:bookmark-start text:name="__DdeLink__13_1692199146"/>jmp start</text:p>
      <text:p text:style-name="P7"><text:tab/>org<text:tab/>03h <text:s text:c="3"/></text:p>
      <text:p text:style-name="P7"><text:tab/>push<text:tab/>psw </text:p>
      <text:p text:style-name="P7"><text:tab/>push<text:tab/>acc</text:p>
      <text:p text:style-name="P7"><text:tab/>mov <text:tab/>psw,#01h </text:p>
      <text:p text:style-name="P7"><text:tab/>cjne<text:tab/>r0,#00h,proceed</text:p>
      <text:p text:style-name="P7"><text:tab/>mov<text:tab/>r0,#0ffh<text:bookmark-end text:name="__DdeLink__13_1692199146"/></text:p>
      <text:p text:style-name="P7">proceed:</text:p>
      <text:p text:style-name="P7"><text:tab/><text:bookmark-start text:name="__DdeLink__15_1692199146"/>mov <text:tab/>a,r0</text:p>
      <text:p text:style-name="P7"><text:tab/>cpl <text:tab/>acc.2</text:p>
      <text:p text:style-name="P7"><text:tab/>cpl <text:tab/>acc.5</text:p>
      <text:p text:style-name="P7"><text:tab/>mov<text:tab/>r0,a</text:p>
      <text:p text:style-name="P7"><text:tab/>mov <text:tab/>p2,a</text:p>
      <text:p text:style-name="P7"><text:tab/>pop <text:tab/>acc</text:p>
      <text:p text:style-name="P7"><text:tab/>pop <text:tab/>psw</text:p>
      <text:p text:style-name="P7"><text:tab/>reti<text:bookmark-end text:name="__DdeLink__15_1692199146"/></text:p>
      <text:p text:style-name="P7">start:</text:p>
      <text:p text:style-name="P7"><text:tab/>org <text:tab/>100h</text:p>
      <text:p text:style-name="P7"><text:tab/>mov <text:s text:c="2"/>PSW,#00</text:p>
      <text:p text:style-name="P7"><text:tab/>mov <text:tab/>r2,#0ah</text:p>
      <text:p text:style-name="P7"><text:tab/>MOV <text:s text:c="2"/>IE,#8bH</text:p>
      <text:p text:style-name="P7">repeat:</text:p>
      <text:p text:style-name="P7"><text:tab/>mov<text:tab/>a,p0</text:p>
      <text:p text:style-name="P7"><text:tab/>mov<text:tab/>c,acc.7</text:p>
      <text:p text:style-name="P7"><text:tab/>jnc<text:tab/>repeat</text:p>
      <text:p text:style-name="P7"><text:tab/>call <text:tab/>subr</text:p>
      <text:p text:style-name="P7"><text:tab/>mov<text:tab/>p1,a</text:p>
      <text:p text:style-name="P7"><text:tab/>djnz<text:tab/>r2,repeat</text:p>
      <text:p text:style-name="P7"><text:tab/>jmp<text:tab/>$</text:p>
      <text:p text:style-name="P7">subr:</text:p>
      <text:p text:style-name="P7"><text:tab/>mov<text:tab/>r0,a</text:p>
      <text:p text:style-name="P7"><text:tab/>anl<text:tab/>a,#018h</text:p>
      <text:p text:style-name="P7"><text:tab/>JZ <text:tab/>getback</text:p>
      <text:p text:style-name="P7"><text:tab/>cjne <text:tab/>a,#018h,needxchg</text:p>
      <text:p text:style-name="P7"><text:tab/>jmp<text:tab/>getback</text:p>
      <text:p text:style-name="P7">needxchg:</text:p>
      <text:p text:style-name="P7"><text:tab/>mov a,r0</text:p>
      <text:p text:style-name="P7"><text:tab/>cpl acc.3</text:p>
      <text:p text:style-name="P7"><text:tab/>cpl acc.4</text:p>
      <text:p text:style-name="P7">getback:</text:p>
      <text:p text:style-name="P7"><text:tab/><text:span text:style-name="T1">ret</text:span></text:p>
      <text:p text:style-name="P7"/>
      <text:p text:style-name="P1"/>
      <text:list xml:id="list695231335" text:continue-numbering="true" text:style-name="L1">
        <text:list-item>
          <text:p text:style-name="P6">Таблица трассировки</text:p>
        </text:list-item>
      </text:list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адрес</text:p>
          </table:table-cell>
          <table:table-cell table:style-name="Table2.A1" office:value-type="string">
            <text:p text:style-name="P12">мнемокод</text:p>
          </table:table-cell>
          <table:table-cell table:style-name="Table2.C1" office:value-type="string">
            <text:p text:style-name="P12">значение регистра</text:p>
          </table:table-cell>
        </table:table-row>
        <table:table-row>
          <table:table-cell table:style-name="Table2.A2" office:value-type="string">
            <text:p text:style-name="P12">003h</text:p>
          </table:table-cell>
          <table:table-cell table:style-name="Table2.A2" office:value-type="string">
            <text:p text:style-name="P13">push<text:tab/>psw</text:p>
          </table:table-cell>
          <table:table-cell table:style-name="Table2.C2" office:value-type="string">
            <text:p text:style-name="P13">PSW = </text:p>
          </table:table-cell>
        </table:table-row>
        <table:table-row>
          <table:table-cell table:style-name="Table2.A2" office:value-type="string">
            <text:p text:style-name="P12">005h</text:p>
          </table:table-cell>
          <table:table-cell table:style-name="Table2.A2" office:value-type="string">
            <text:p text:style-name="P13">push<text:tab/>acc</text:p>
          </table:table-cell>
          <table:table-cell table:style-name="Table2.C2" office:value-type="string">
            <text:p text:style-name="P13">A = 11101000</text:p>
          </table:table-cell>
        </table:table-row>
        <table:table-row>
          <table:table-cell table:style-name="Table2.A2" office:value-type="string">
            <text:p text:style-name="P12">007h</text:p>
          </table:table-cell>
          <table:table-cell table:style-name="Table2.A2" office:value-type="string">
            <text:p text:style-name="P13">mov <text:tab/>psw,#01h </text:p>
          </table:table-cell>
          <table:table-cell table:style-name="Table2.C2" office:value-type="string">
            <text:p text:style-name="P13">PSW = </text:p>
          </table:table-cell>
        </table:table-row>
        <table:table-row>
          <table:table-cell table:style-name="Table2.A2" office:value-type="string">
            <text:p text:style-name="P12">00Ah</text:p>
          </table:table-cell>
          <table:table-cell table:style-name="Table2.A2" office:value-type="string">
            <text:p text:style-name="P13">cjne<text:tab/>r0,#00h,proceed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00Dh</text:p>
          </table:table-cell>
          <table:table-cell table:style-name="Table2.A2" office:value-type="string">
            <text:p text:style-name="P13">mov<text:tab/>r0,#0ffh</text:p>
          </table:table-cell>
          <table:table-cell table:style-name="Table2.C2" office:value-type="string">
            <text:p text:style-name="P13">R0 = 11111111</text:p>
          </table:table-cell>
        </table:table-row>
        <table:table-row>
          <table:table-cell table:style-name="Table2.A2" office:value-type="string">
            <text:p text:style-name="P12">00Fh</text:p>
          </table:table-cell>
          <table:table-cell table:style-name="Table2.A2" office:value-type="string">
            <text:p text:style-name="P13">mov <text:tab/>a,r0</text:p>
          </table:table-cell>
          <table:table-cell table:style-name="Table2.C2" office:value-type="string">
            <text:p text:style-name="P13">A = 11111111</text:p>
          </table:table-cell>
        </table:table-row>
        <table:table-row>
          <table:table-cell table:style-name="Table2.A2" office:value-type="string">
            <text:p text:style-name="P12">010h</text:p>
          </table:table-cell>
          <table:table-cell table:style-name="Table2.A2" office:value-type="string">
            <text:p text:style-name="P13">cpl <text:tab/>acc.2</text:p>
          </table:table-cell>
          <table:table-cell table:style-name="Table2.C2" office:value-type="string">
            <text:p text:style-name="P13">A = 11011111</text:p>
          </table:table-cell>
        </table:table-row>
        <table:table-row>
          <table:table-cell table:style-name="Table2.A2" office:value-type="string">
            <text:p text:style-name="P12">012h</text:p>
          </table:table-cell>
          <table:table-cell table:style-name="Table2.A2" office:value-type="string">
            <text:p text:style-name="P13">cpl <text:tab/>acc.5</text:p>
          </table:table-cell>
          <table:table-cell table:style-name="Table2.C2" office:value-type="string">
            <text:p text:style-name="P13">A = 11011011</text:p>
          </table:table-cell>
        </table:table-row>
        <table:table-row>
          <table:table-cell table:style-name="Table2.A2" office:value-type="string">
            <text:p text:style-name="P12">014h</text:p>
          </table:table-cell>
          <table:table-cell table:style-name="Table2.A2" office:value-type="string">
            <text:p text:style-name="P13">mov<text:tab/>r0,a</text:p>
          </table:table-cell>
          <table:table-cell table:style-name="Table2.C2" office:value-type="string">
            <text:p text:style-name="P13">R0 = 11011011</text:p>
          </table:table-cell>
        </table:table-row>
        <table:table-row>
          <table:table-cell table:style-name="Table2.A2" office:value-type="string">
            <text:p text:style-name="P12">015h</text:p>
          </table:table-cell>
          <table:table-cell table:style-name="Table2.A2" office:value-type="string">
            <text:p text:style-name="P13">mov <text:tab/>p2,a</text:p>
          </table:table-cell>
          <table:table-cell table:style-name="Table2.C2" office:value-type="string">
            <text:p text:style-name="P13">P2 = 11011011</text:p>
          </table:table-cell>
        </table:table-row>
        <table:table-row>
          <table:table-cell table:style-name="Table2.A2" office:value-type="string">
            <text:p text:style-name="P12">017h</text:p>
          </table:table-cell>
          <table:table-cell table:style-name="Table2.A2" office:value-type="string">
            <text:p text:style-name="P13">pop <text:tab/>acc</text:p>
          </table:table-cell>
          <table:table-cell table:style-name="Table2.C2" office:value-type="string">
            <text:p text:style-name="P13">A = 11101000</text:p>
          </table:table-cell>
        </table:table-row>
        <table:table-row>
          <table:table-cell table:style-name="Table2.A2" office:value-type="string">
            <text:p text:style-name="P12">019h</text:p>
          </table:table-cell>
          <table:table-cell table:style-name="Table2.A2" office:value-type="string">
            <text:p text:style-name="P13">pop <text:tab/>psw</text:p>
          </table:table-cell>
          <table:table-cell table:style-name="Table2.C2" office:value-type="string">
            <text:p text:style-name="P13">PSW = </text:p>
          </table:table-cell>
        </table:table-row>
        <table:table-row>
          <table:table-cell table:style-name="Table2.A2" office:value-type="string">
            <text:p text:style-name="P12">01Bh</text:p>
          </table:table-cell>
          <table:table-cell table:style-name="Table2.A2" office:value-type="string">
            <text:p text:style-name="P13">reti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100h</text:p>
          </table:table-cell>
          <table:table-cell table:style-name="Table2.A2" office:value-type="string">
            <text:p text:style-name="P13">mov <text:s text:c="4"/>PSW,#00</text:p>
          </table:table-cell>
          <table:table-cell table:style-name="Table2.C2" office:value-type="string">
            <text:p text:style-name="P13">PSW = </text:p>
          </table:table-cell>
        </table:table-row>
        <table:table-row>
          <table:table-cell table:style-name="Table2.A2" office:value-type="string">
            <text:p text:style-name="P12">103h</text:p>
          </table:table-cell>
          <table:table-cell table:style-name="Table2.A2" office:value-type="string">
            <text:p text:style-name="P13">mov <text:tab/>r2,#0ah</text:p>
          </table:table-cell>
          <table:table-cell table:style-name="Table2.C2" office:value-type="string">
            <text:p text:style-name="P13">R2 = 00001010</text:p>
          </table:table-cell>
        </table:table-row>
        <table:table-row>
          <table:table-cell table:style-name="Table2.A2" office:value-type="string">
            <text:p text:style-name="P12">105h</text:p>
          </table:table-cell>
          <table:table-cell table:style-name="Table2.A2" office:value-type="string">
            <text:p text:style-name="P13">mov <text:s text:c="4"/>IE,#8bH</text:p>
          </table:table-cell>
          <table:table-cell table:style-name="Table2.C2" office:value-type="string">
            <text:p text:style-name="P13">IE = 10001011</text:p>
          </table:table-cell>
        </table:table-row>
        <table:table-row>
          <table:table-cell table:style-name="Table2.A2" office:value-type="string">
            <text:p text:style-name="P12">108h</text:p>
          </table:table-cell>
          <table:table-cell table:style-name="Table2.A2" office:value-type="string">
            <text:p text:style-name="P13">mov<text:tab/>a,p0</text:p>
          </table:table-cell>
          <table:table-cell table:style-name="Table2.C2" office:value-type="string">
            <text:p text:style-name="P13">A = 11110000</text:p>
          </table:table-cell>
        </table:table-row>
        <table:table-row>
          <table:table-cell table:style-name="Table2.A2" office:value-type="string">
            <text:p text:style-name="P12">10Ah</text:p>
          </table:table-cell>
          <table:table-cell table:style-name="Table2.A2" office:value-type="string">
            <text:p text:style-name="P13">mov<text:tab/>c,acc.7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10Ch</text:p>
          </table:table-cell>
          <table:table-cell table:style-name="Table2.A2" office:value-type="string">
            <text:p text:style-name="P13">jnc<text:tab/>repeat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10Eh</text:p>
          </table:table-cell>
          <table:table-cell table:style-name="Table2.A2" office:value-type="string">
            <text:p text:style-name="P13">call <text:tab/>subr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111h</text:p>
          </table:table-cell>
          <table:table-cell table:style-name="Table2.A2" office:value-type="string">
            <text:p text:style-name="P13">mov<text:tab/>p1,a</text:p>
          </table:table-cell>
          <table:table-cell table:style-name="Table2.C2" office:value-type="string">
            <text:p text:style-name="P13">P1 = 11111111</text:p>
          </table:table-cell>
        </table:table-row>
        <table:table-row>
          <table:table-cell table:style-name="Table2.A2" office:value-type="string">
            <text:p text:style-name="P12">113h</text:p>
          </table:table-cell>
          <table:table-cell table:style-name="Table2.A2" office:value-type="string">
            <text:p text:style-name="P13">djnz<text:tab/>r2,repeat</text:p>
          </table:table-cell>
          <table:table-cell table:style-name="Table2.C2" office:value-type="string">
            <text:p text:style-name="P13">R2 = 00001001</text:p>
          </table:table-cell>
        </table:table-row>
        <table:table-row>
          <table:table-cell table:style-name="Table2.A2" office:value-type="string">
            <text:p text:style-name="P12">115h</text:p>
          </table:table-cell>
          <table:table-cell table:style-name="Table2.A2" office:value-type="string">
            <text:p text:style-name="P13">jmp<text:tab/>$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117h</text:p>
          </table:table-cell>
          <table:table-cell table:style-name="Table2.A2" office:value-type="string">
            <text:p text:style-name="P13">subr: <text:s text:c="4"/>mov<text:tab/>r0,a</text:p>
          </table:table-cell>
          <table:table-cell table:style-name="Table2.C2" office:value-type="string">
            <text:p text:style-name="P13">R0 = 11110000</text:p>
          </table:table-cell>
        </table:table-row>
        <table:table-row>
          <table:table-cell table:style-name="Table2.A2" office:value-type="string">
            <text:p text:style-name="P12">118h</text:p>
          </table:table-cell>
          <table:table-cell table:style-name="Table2.A2" office:value-type="string">
            <text:p text:style-name="P13">anl<text:tab/>a,#018h</text:p>
          </table:table-cell>
          <table:table-cell table:style-name="Table2.C2" office:value-type="string">
            <text:p text:style-name="P13">A = 0`0010000</text:p>
          </table:table-cell>
        </table:table-row>
        <table:table-row>
          <table:table-cell table:style-name="Table2.A2" office:value-type="string">
            <text:p text:style-name="P12">11Ah</text:p>
          </table:table-cell>
          <table:table-cell table:style-name="Table2.A2" office:value-type="string">
            <text:p text:style-name="P13">JZ <text:tab/>getback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11Ch</text:p>
          </table:table-cell>
          <table:table-cell table:style-name="Table2.A2" office:value-type="string">
            <text:p text:style-name="P13">cjne <text:tab/>a,#018h,needxchg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11Fh</text:p>
          </table:table-cell>
          <table:table-cell table:style-name="Table2.A2" office:value-type="string">
            <text:p text:style-name="P13">jmp<text:tab/>getback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2">122h</text:p>
          </table:table-cell>
          <table:table-cell table:style-name="Table2.A2" office:value-type="string">
            <text:p text:style-name="P13">needxchg: mov a,r0</text:p>
          </table:table-cell>
          <table:table-cell table:style-name="Table2.C2" office:value-type="string">
            <text:p text:style-name="P13">A = 11110000</text:p>
          </table:table-cell>
        </table:table-row>
        <table:table-row>
          <table:table-cell table:style-name="Table2.A2" office:value-type="string">
            <text:p text:style-name="P12">123h</text:p>
          </table:table-cell>
          <table:table-cell table:style-name="Table2.A2" office:value-type="string">
            <text:p text:style-name="P13">cpl acc.3</text:p>
          </table:table-cell>
          <table:table-cell table:style-name="Table2.C2" office:value-type="string">
            <text:p text:style-name="P13">A = 11100000</text:p>
          </table:table-cell>
        </table:table-row>
        <table:table-row>
          <table:table-cell table:style-name="Table2.A2" office:value-type="string">
            <text:p text:style-name="P12">125h</text:p>
          </table:table-cell>
          <table:table-cell table:style-name="Table2.A2" office:value-type="string">
            <text:p text:style-name="P13">cpl acc.4</text:p>
          </table:table-cell>
          <table:table-cell table:style-name="Table2.C2" office:value-type="string">
            <text:p text:style-name="P13">A = 11101000</text:p>
          </table:table-cell>
        </table:table-row>
        <table:table-row>
          <table:table-cell table:style-name="Table2.A2" office:value-type="string">
            <text:p text:style-name="P12">127h</text:p>
          </table:table-cell>
          <table:table-cell table:style-name="Table2.A2" office:value-type="string">
            <text:p text:style-name="P13">getback: ret</text:p>
          </table:table-cell>
          <table:table-cell table:style-name="Table2.C2" office:value-type="string">
            <text:p text:style-name="P1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Текст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596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mour </meta:initial-creator>
    <meta:creation-date>2013-04-08T18:01:21</meta:creation-date>
    <dc:date>2013-04-09T09:59:10</dc:date>
    <dc:creator>seymour </dc:creator>
    <meta:editing-duration>PT15H57M29S</meta:editing-duration>
    <meta:editing-cycles>34</meta:editing-cycles>
    <meta:generator>LibreOffice/3.5$Linux_x86 LibreOffice_project/350m1$Build-2</meta:generator>
    <meta:printed-by>seymour </meta:printed-by>
    <meta:print-date>2013-04-08T19:40:28</meta:print-date>
    <meta:document-statistic meta:table-count="2" meta:image-count="0" meta:object-count="0" meta:page-count="6" meta:paragraph-count="150" meta:word-count="365" meta:character-count="2191" meta:non-whitespace-character-count="1893"/>
  </office:meta>
</office:document-meta>
</file>